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7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20000"/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estamal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number-columns-repeated="15"/>
        </table:table-row>
      </table:table>
      <table:table table:name="estabem" table:style-name="ta1">
        <table:table-column table:style-name="co1" table:number-columns-repeated="18" table:default-cell-style-name="Default"/>
        <table:table-row table:style-name="ro1">
          <table:table-cell table:number-columns-repeated="6"/>
          <table:table-cell office:value-type="string" calcext:value-type="string">
            <text:p>Canal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erroEnerg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rro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rro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erroContagens</text:p>
          </table:table-cell>
          <table:table-cell office:value-type="string" calcext:value-type="string">
            <text:p>raiz(N/G)/W</text:p>
          </table:table-cell>
          <table:table-cell office:value-type="string" calcext:value-type="string">
            <text:p>erro da coisa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(Z,W)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estabem.$C$32]*[estabem.G2]+[estabem.$C$33]" office:value-type="float" office:value="317.412855820019" calcext:value-type="float">
            <text:p>317.41285582</text:p>
          </table:table-cell>
          <table:table-cell table:formula="of:=SQRT(([estabem.H2]*[estabem.$D$32])^2+([estabem.$D$33])^2)" office:value-type="float" office:value="0.38285497098607" calcext:value-type="float">
            <text:p>0.382854971</text:p>
          </table:table-cell>
          <table:table-cell table:formula="of:=[estabem.H2]/511+1" office:value-type="float" office:value="1.62116018751471" calcext:value-type="float">
            <text:p>1.6211601875</text:p>
          </table:table-cell>
          <table:table-cell table:formula="of:=[estabem.I2]/511" office:value-type="float" office:value="0.000749226949092113" calcext:value-type="float">
            <text:p>0.0007492269</text:p>
          </table:table-cell>
          <table:table-cell table:formula="of:=SQRT([estabem.J2]^2-1)" office:value-type="float" office:value="1.27599386894402" calcext:value-type="float">
            <text:p>1.2759938689</text:p>
          </table:table-cell>
          <table:table-cell table:formula="of:=[estabem.J2]/SQRT([estabem.J2]*[estabem.J2]-1)*[estabem.K2]" office:value-type="float" office:value="0.000951898697041882" calcext:value-type="float">
            <text:p>0.0009518987</text:p>
          </table:table-cell>
          <table:table-cell office:value-type="float" office:value="22.5817" calcext:value-type="float">
            <text:p>22.5817</text:p>
          </table:table-cell>
          <table:table-cell office:value-type="float" office:value="295" calcext:value-type="float">
            <text:p>295</text:p>
          </table:table-cell>
          <table:table-cell table:formula="of:=SQRT([estabem.O2])" office:value-type="float" office:value="17.1755640373177" calcext:value-type="float">
            <text:p>17.1755640373</text:p>
          </table:table-cell>
          <table:table-cell table:formula="of:=SQRT([estabem.O2]/[estabem.N2])/[estabem.J2]" office:value-type="float" office:value="2.22949632836235" calcext:value-type="float">
            <text:p>2.2294963284</text:p>
          </table:table-cell>
          <table:table-cell table:formula="of:=SQRT(([estabem.Q2]/[estabem.J2]*[estabem.K2])^2+([estabem.Q2]/2/[estabem.O2]*[estabem.P2])^2)" office:value-type="float" office:value="0.0649113257308633" calcext:value-type="float">
            <text:p>0.064911325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0.511*(SQRT(1+[estabem.B3]*[estabem.B3])-1)" office:value-type="float" office:value="0" calcext:value-type="float">
            <text:p>0</text:p>
          </table:table-cell>
          <table:table-cell office:value-type="float" office:value="28.26" calcext:value-type="float">
            <text:p>28.2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estabem.$C$32]*[estabem.G3]+[estabem.$C$33]" office:value-type="float" office:value="328.948774393407" calcext:value-type="float">
            <text:p>328.9487743934</text:p>
          </table:table-cell>
          <table:table-cell table:formula="of:=SQRT(([estabem.H3]*[estabem.$D$32])^2+([estabem.$D$33])^2)" office:value-type="float" office:value="0.396312159030393" calcext:value-type="float">
            <text:p>0.396312159</text:p>
          </table:table-cell>
          <table:table-cell table:formula="of:=[estabem.H3]/511+1" office:value-type="float" office:value="1.64373537063289" calcext:value-type="float">
            <text:p>1.6437353706</text:p>
          </table:table-cell>
          <table:table-cell table:formula="of:=[estabem.I3]/511" office:value-type="float" office:value="0.000775561955049693" calcext:value-type="float">
            <text:p>0.000775562</text:p>
          </table:table-cell>
          <table:table-cell table:formula="of:=SQRT([estabem.J3]^2-1)" office:value-type="float" office:value="1.30455585111165" calcext:value-type="float">
            <text:p>1.3045558511</text:p>
          </table:table-cell>
          <table:table-cell table:formula="of:=[estabem.J3]/SQRT([estabem.J3]*[estabem.J3]-1)*[estabem.K3]" office:value-type="float" office:value="0.000977205089798236" calcext:value-type="float">
            <text:p>0.0009772051</text:p>
          </table:table-cell>
          <table:table-cell office:value-type="float" office:value="22.4466" calcext:value-type="float">
            <text:p>22.4466</text:p>
          </table:table-cell>
          <table:table-cell office:value-type="float" office:value="277" calcext:value-type="float">
            <text:p>277</text:p>
          </table:table-cell>
          <table:table-cell table:formula="of:=SQRT([estabem.O3])" office:value-type="float" office:value="16.6433169770932" calcext:value-type="float">
            <text:p>16.6433169771</text:p>
          </table:table-cell>
          <table:table-cell table:formula="of:=SQRT([estabem.O3]/[estabem.N3])/[estabem.J3]" office:value-type="float" office:value="2.13713865801347" calcext:value-type="float">
            <text:p>2.137138658</text:p>
          </table:table-cell>
          <table:table-cell table:formula="of:=SQRT(([estabem.Q3]/[estabem.J3]*[estabem.K3])^2+([estabem.Q3]/2/[estabem.O3]*[estabem.P3])^2)" office:value-type="float" office:value="0.0642120264914703" calcext:value-type="float">
            <text:p>0.0642120265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0.511*(SQRT(1+[estabem.B4]*[estabem.B4])-1)" office:value-type="float" office:value="0.00254864423927745" calcext:value-type="float">
            <text:p>0.0025486442</text:p>
          </table:table-cell>
          <table:table-cell office:value-type="float" office:value="28.19" calcext:value-type="float">
            <text:p>28.19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estabem.$C$32]*[estabem.G4]+[estabem.$C$33]" office:value-type="float" office:value="340.484692966796" calcext:value-type="float">
            <text:p>340.4846929668</text:p>
          </table:table-cell>
          <table:table-cell table:formula="of:=SQRT(([estabem.H4]*[estabem.$D$32])^2+([estabem.$D$33])^2)" office:value-type="float" office:value="0.409784091462082" calcext:value-type="float">
            <text:p>0.4097840915</text:p>
          </table:table-cell>
          <table:table-cell table:formula="of:=[estabem.H4]/511+1" office:value-type="float" office:value="1.66631055375107" calcext:value-type="float">
            <text:p>1.6663105538</text:p>
          </table:table-cell>
          <table:table-cell table:formula="of:=[estabem.I4]/511" office:value-type="float" office:value="0.00080192581499429" calcext:value-type="float">
            <text:p>0.0008019258</text:p>
          </table:table-cell>
          <table:table-cell table:formula="of:=SQRT([estabem.J4]^2-1)" office:value-type="float" office:value="1.33288816542956" calcext:value-type="float">
            <text:p>1.3328881654</text:p>
          </table:table-cell>
          <table:table-cell table:formula="of:=[estabem.J4]/SQRT([estabem.J4]*[estabem.J4]-1)*[estabem.K4]" office:value-type="float" office:value="0.00100252780653939" calcext:value-type="float">
            <text:p>0.0010025278</text:p>
          </table:table-cell>
          <table:table-cell office:value-type="float" office:value="22.3146" calcext:value-type="float">
            <text:p>22.3146</text:p>
          </table:table-cell>
          <table:table-cell office:value-type="float" office:value="262" calcext:value-type="float">
            <text:p>262</text:p>
          </table:table-cell>
          <table:table-cell table:formula="of:=SQRT([estabem.O4])" office:value-type="float" office:value="16.1864140562386" calcext:value-type="float">
            <text:p>16.1864140562</text:p>
          </table:table-cell>
          <table:table-cell table:formula="of:=SQRT([estabem.O4]/[estabem.N4])/[estabem.J4]" office:value-type="float" office:value="2.056364735337" calcext:value-type="float">
            <text:p>2.0563647353</text:p>
          </table:table-cell>
          <table:table-cell table:formula="of:=SQRT(([estabem.Q4]/[estabem.J4]*[estabem.K4])^2+([estabem.Q4]/2/[estabem.O4]*[estabem.P4])^2)" office:value-type="float" office:value="0.0635290275070849" calcext:value-type="float">
            <text:p>0.0635290275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0.511*(SQRT(1+[estabem.B5]*[estabem.B5])-1)" office:value-type="float" office:value="0.0101197942891826" calcext:value-type="float">
            <text:p>0.0101197943</text:p>
          </table:table-cell>
          <table:table-cell office:value-type="float" office:value="27.99" calcext:value-type="float">
            <text:p>27.9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estabem.$C$32]*[estabem.G5]+[estabem.$C$33]" office:value-type="float" office:value="352.020611540184" calcext:value-type="float">
            <text:p>352.0206115402</text:p>
          </table:table-cell>
          <table:table-cell table:formula="of:=SQRT(([estabem.H5]*[estabem.$D$32])^2+([estabem.$D$33])^2)" office:value-type="float" office:value="0.423269360418354" calcext:value-type="float">
            <text:p>0.4232693604</text:p>
          </table:table-cell>
          <table:table-cell table:formula="of:=[estabem.H5]/511+1" office:value-type="float" office:value="1.68888573686925" calcext:value-type="float">
            <text:p>1.6888857369</text:p>
          </table:table-cell>
          <table:table-cell table:formula="of:=[estabem.I5]/511" office:value-type="float" office:value="0.000828315773812825" calcext:value-type="float">
            <text:p>0.0008283158</text:p>
          </table:table-cell>
          <table:table-cell table:formula="of:=SQRT([estabem.J5]^2-1)" office:value-type="float" office:value="1.36100515509691" calcext:value-type="float">
            <text:p>1.3610051551</text:p>
          </table:table-cell>
          <table:table-cell table:formula="of:=[estabem.J5]/SQRT([estabem.J5]*[estabem.J5]-1)*[estabem.K5]" office:value-type="float" office:value="0.00102786583193851" calcext:value-type="float">
            <text:p>0.0010278658</text:p>
          </table:table-cell>
          <table:table-cell office:value-type="float" office:value="22.1855" calcext:value-type="float">
            <text:p>22.1855</text:p>
          </table:table-cell>
          <table:table-cell office:value-type="float" office:value="238" calcext:value-type="float">
            <text:p>238</text:p>
          </table:table-cell>
          <table:table-cell table:formula="of:=SQRT([estabem.O5])" office:value-type="float" office:value="15.4272486205415" calcext:value-type="float">
            <text:p>15.4272486205</text:p>
          </table:table-cell>
          <table:table-cell table:formula="of:=SQRT([estabem.O5]/[estabem.N5])/[estabem.J5]" office:value-type="float" office:value="1.9393384145488" calcext:value-type="float">
            <text:p>1.9393384145</text:p>
          </table:table-cell>
          <table:table-cell table:formula="of:=SQRT(([estabem.Q5]/[estabem.J5]*[estabem.K5])^2+([estabem.Q5]/2/[estabem.O5]*[estabem.P5])^2)" office:value-type="float" office:value="0.0628615153650752" calcext:value-type="float">
            <text:p>0.0628615154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0.511*(SQRT(1+[estabem.B6]*[estabem.B6])-1)" office:value-type="float" office:value="0.0224996626053291" calcext:value-type="float">
            <text:p>0.0224996626</text:p>
          </table:table-cell>
          <table:table-cell office:value-type="float" office:value="27.67" calcext:value-type="float">
            <text:p>27.6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estabem.$C$32]*[estabem.G6]+[estabem.$C$33]" office:value-type="float" office:value="363.556530113573" calcext:value-type="float">
            <text:p>363.5565301136</text:p>
          </table:table-cell>
          <table:table-cell table:formula="of:=SQRT(([estabem.H6]*[estabem.$D$32])^2+([estabem.$D$33])^2)" office:value-type="float" office:value="0.436766730596557" calcext:value-type="float">
            <text:p>0.4367667306</text:p>
          </table:table-cell>
          <table:table-cell table:formula="of:=[estabem.H6]/511+1" office:value-type="float" office:value="1.71146091998742" calcext:value-type="float">
            <text:p>1.71146092</text:p>
          </table:table-cell>
          <table:table-cell table:formula="of:=[estabem.I6]/511" office:value-type="float" office:value="0.000854729414083282" calcext:value-type="float">
            <text:p>0.0008547294</text:p>
          </table:table-cell>
          <table:table-cell table:formula="of:=SQRT([estabem.J6]^2-1)" office:value-type="float" office:value="1.38891989713021" calcext:value-type="float">
            <text:p>1.3889198971</text:p>
          </table:table-cell>
          <table:table-cell table:formula="of:=[estabem.J6]/SQRT([estabem.J6]*[estabem.J6]-1)*[estabem.K6]" office:value-type="float" office:value="0.00105321839826026" calcext:value-type="float">
            <text:p>0.0010532184</text:p>
          </table:table-cell>
          <table:table-cell office:value-type="float" office:value="22.0595" calcext:value-type="float">
            <text:p>22.0595</text:p>
          </table:table-cell>
          <table:table-cell office:value-type="float" office:value="287" calcext:value-type="float">
            <text:p>287</text:p>
          </table:table-cell>
          <table:table-cell table:formula="of:=SQRT([estabem.O6])" office:value-type="float" office:value="16.9410743460974" calcext:value-type="float">
            <text:p>16.9410743461</text:p>
          </table:table-cell>
          <table:table-cell table:formula="of:=SQRT([estabem.O6]/[estabem.N6])/[estabem.J6]" office:value-type="float" office:value="2.10754147175531" calcext:value-type="float">
            <text:p>2.1075414718</text:p>
          </table:table-cell>
          <table:table-cell table:formula="of:=SQRT(([estabem.Q6]/[estabem.J6]*[estabem.K6])^2+([estabem.Q6]/2/[estabem.O6]*[estabem.P6])^2)" office:value-type="float" office:value="0.0622110242873035" calcext:value-type="float">
            <text:p>0.0622110243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0.511*(SQRT(1+[estabem.B7]*[estabem.B7])-1)" office:value-type="float" office:value="0.0393638432891464" calcext:value-type="float">
            <text:p>0.0393638433</text:p>
          </table:table-cell>
          <table:table-cell office:value-type="float" office:value="27.25" calcext:value-type="float">
            <text:p>27.2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estabem.$C$32]*[estabem.G7]+[estabem.$C$33]" office:value-type="float" office:value="375.092448686961" calcext:value-type="float">
            <text:p>375.092448687</text:p>
          </table:table-cell>
          <table:table-cell table:formula="of:=SQRT(([estabem.H7]*[estabem.$D$32])^2+([estabem.$D$33])^2)" office:value-type="float" office:value="0.450275113765501" calcext:value-type="float">
            <text:p>0.4502751138</text:p>
          </table:table-cell>
          <table:table-cell table:formula="of:=[estabem.H7]/511+1" office:value-type="float" office:value="1.7340361031056" calcext:value-type="float">
            <text:p>1.7340361031</text:p>
          </table:table-cell>
          <table:table-cell table:formula="of:=[estabem.I7]/511" office:value-type="float" office:value="0.000881164606194718" calcext:value-type="float">
            <text:p>0.0008811646</text:p>
          </table:table-cell>
          <table:table-cell table:formula="of:=SQRT([estabem.J7]^2-1)" office:value-type="float" office:value="1.41664434734822" calcext:value-type="float">
            <text:p>1.4166443473</text:p>
          </table:table-cell>
          <table:table-cell table:formula="of:=[estabem.J7]/SQRT([estabem.J7]*[estabem.J7]-1)*[estabem.K7]" office:value-type="float" office:value="0.00107858492696536" calcext:value-type="float">
            <text:p>0.0010785849</text:p>
          </table:table-cell>
          <table:table-cell office:value-type="float" office:value="21.9363" calcext:value-type="float">
            <text:p>21.9363</text:p>
          </table:table-cell>
          <table:table-cell office:value-type="float" office:value="259" calcext:value-type="float">
            <text:p>259</text:p>
          </table:table-cell>
          <table:table-cell table:formula="of:=SQRT([estabem.O7])" office:value-type="float" office:value="16.0934769394311" calcext:value-type="float">
            <text:p>16.0934769394</text:p>
          </table:table-cell>
          <table:table-cell table:formula="of:=SQRT([estabem.O7]/[estabem.N7])/[estabem.J7]" office:value-type="float" office:value="1.9815729183925" calcext:value-type="float">
            <text:p>1.9815729184</text:p>
          </table:table-cell>
          <table:table-cell table:formula="of:=SQRT(([estabem.Q7]/[estabem.J7]*[estabem.K7])^2+([estabem.Q7]/2/[estabem.O7]*[estabem.P7])^2)" office:value-type="float" office:value="0.0615727093692852" calcext:value-type="float">
            <text:p>0.0615727094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0.511*(SQRT(1+[estabem.B8]*[estabem.B8])-1)" office:value-type="float" office:value="0.0603153682511963" calcext:value-type="float">
            <text:p>0.0603153683</text:p>
          </table:table-cell>
          <table:table-cell office:value-type="float" office:value="26.76" calcext:value-type="float">
            <text:p>26.7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estabem.$C$32]*[estabem.G8]+[estabem.$C$33]" office:value-type="float" office:value="386.62836726035" calcext:value-type="float">
            <text:p>386.6283672604</text:p>
          </table:table-cell>
          <table:table-cell table:formula="of:=SQRT(([estabem.H8]*[estabem.$D$32])^2+([estabem.$D$33])^2)" office:value-type="float" office:value="0.4637935476379" calcext:value-type="float">
            <text:p>0.4637935476</text:p>
          </table:table-cell>
          <table:table-cell table:formula="of:=[estabem.H8]/511+1" office:value-type="float" office:value="1.75661128622378" calcext:value-type="float">
            <text:p>1.7566112862</text:p>
          </table:table-cell>
          <table:table-cell table:formula="of:=[estabem.I8]/511" office:value-type="float" office:value="0.000907619467001761" calcext:value-type="float">
            <text:p>0.0009076195</text:p>
          </table:table-cell>
          <table:table-cell table:formula="of:=SQRT([estabem.J8]^2-1)" office:value-type="float" office:value="1.44418946502485" calcext:value-type="float">
            <text:p>1.444189465</text:p>
          </table:table-cell>
          <table:table-cell table:formula="of:=[estabem.J8]/SQRT([estabem.J8]*[estabem.J8]-1)*[estabem.K8]" office:value-type="float" office:value="0.00110396498378021" calcext:value-type="float">
            <text:p>0.001103965</text:p>
          </table:table-cell>
          <table:table-cell office:value-type="float" office:value="21.8161" calcext:value-type="float">
            <text:p>21.8161</text:p>
          </table:table-cell>
          <table:table-cell office:value-type="float" office:value="258" calcext:value-type="float">
            <text:p>258</text:p>
          </table:table-cell>
          <table:table-cell table:formula="of:=SQRT([estabem.O8])" office:value-type="float" office:value="16.062378404209" calcext:value-type="float">
            <text:p>16.0623784042</text:p>
          </table:table-cell>
          <table:table-cell table:formula="of:=SQRT([estabem.O8]/[estabem.N8])/[estabem.J8]" office:value-type="float" office:value="1.95769768106424" calcext:value-type="float">
            <text:p>1.9576976811</text:p>
          </table:table-cell>
          <table:table-cell table:formula="of:=SQRT(([estabem.Q8]/[estabem.J8]*[estabem.K8])^2+([estabem.Q8]/2/[estabem.O8]*[estabem.P8])^2)" office:value-type="float" office:value="0.0609488612144736" calcext:value-type="float">
            <text:p>0.0609488612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0.511*(SQRT(1+[estabem.B9]*[estabem.B9])-1)" office:value-type="float" office:value="0.0849232836531898" calcext:value-type="float">
            <text:p>0.0849232837</text:p>
          </table:table-cell>
          <table:table-cell office:value-type="float" office:value="26.23" calcext:value-type="float">
            <text:p>26.2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estabem.$C$32]*[estabem.G9]+[estabem.$C$33]" office:value-type="float" office:value="398.164285833738" calcext:value-type="float">
            <text:p>398.1642858337</text:p>
          </table:table-cell>
          <table:table-cell table:formula="of:=SQRT(([estabem.H9]*[estabem.$D$32])^2+([estabem.$D$33])^2)" office:value-type="float" office:value="0.477321178262654" calcext:value-type="float">
            <text:p>0.4773211783</text:p>
          </table:table-cell>
          <table:table-cell table:formula="of:=[estabem.H9]/511+1" office:value-type="float" office:value="1.77918646934195" calcext:value-type="float">
            <text:p>1.7791864693</text:p>
          </table:table-cell>
          <table:table-cell table:formula="of:=[estabem.I9]/511" office:value-type="float" office:value="0.000934092325367229" calcext:value-type="float">
            <text:p>0.0009340923</text:p>
          </table:table-cell>
          <table:table-cell table:formula="of:=SQRT([estabem.J9]^2-1)" office:value-type="float" office:value="1.47156532056497" calcext:value-type="float">
            <text:p>1.4715653206</text:p>
          </table:table-cell>
          <table:table-cell table:formula="of:=[estabem.J9]/SQRT([estabem.J9]*[estabem.J9]-1)*[estabem.K9]" office:value-type="float" office:value="0.00112935824403057" calcext:value-type="float">
            <text:p>0.0011293582</text:p>
          </table:table-cell>
          <table:table-cell office:value-type="float" office:value="21.6985" calcext:value-type="float">
            <text:p>21.6985</text:p>
          </table:table-cell>
          <table:table-cell office:value-type="float" office:value="260" calcext:value-type="float">
            <text:p>260</text:p>
          </table:table-cell>
          <table:table-cell table:formula="of:=SQRT([estabem.O9])" office:value-type="float" office:value="16.1245154965971" calcext:value-type="float">
            <text:p>16.1245154966</text:p>
          </table:table-cell>
          <table:table-cell table:formula="of:=SQRT([estabem.O9]/[estabem.N9])/[estabem.J9]" office:value-type="float" office:value="1.9455856331929" calcext:value-type="float">
            <text:p>1.9455856332</text:p>
          </table:table-cell>
          <table:table-cell table:formula="of:=SQRT(([estabem.Q9]/[estabem.J9]*[estabem.K9])^2+([estabem.Q9]/2/[estabem.O9]*[estabem.P9])^2)" office:value-type="float" office:value="0.0603386959528471" calcext:value-type="float">
            <text:p>0.060338696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0.511*(SQRT(1+[estabem.B10]*[estabem.B10])-1)" office:value-type="float" office:value="0.112754991963992" calcext:value-type="float">
            <text:p>0.112754992</text:p>
          </table:table-cell>
          <table:table-cell office:value-type="float" office:value="25.66" calcext:value-type="float">
            <text:p>25.6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estabem.$C$32]*[estabem.G10]+[estabem.$C$33]" office:value-type="float" office:value="409.700204407127" calcext:value-type="float">
            <text:p>409.7002044071</text:p>
          </table:table-cell>
          <table:table-cell table:formula="of:=SQRT(([estabem.H10]*[estabem.$D$32])^2+([estabem.$D$33])^2)" office:value-type="float" office:value="0.490857245275073" calcext:value-type="float">
            <text:p>0.4908572453</text:p>
          </table:table-cell>
          <table:table-cell table:formula="of:=[estabem.H10]/511+1" office:value-type="float" office:value="1.80176165246013" calcext:value-type="float">
            <text:p>1.8017616525</text:p>
          </table:table-cell>
          <table:table-cell table:formula="of:=[estabem.I10]/511" office:value-type="float" office:value="0.0009605816932976" calcext:value-type="float">
            <text:p>0.0009605817</text:p>
          </table:table-cell>
          <table:table-cell table:formula="of:=SQRT([estabem.J10]^2-1)" office:value-type="float" office:value="1.49878118892514" calcext:value-type="float">
            <text:p>1.4987811889</text:p>
          </table:table-cell>
          <table:table-cell table:formula="of:=[estabem.J10]/SQRT([estabem.J10]*[estabem.J10]-1)*[estabem.K10]" office:value-type="float" office:value="0.0011547644658391" calcext:value-type="float">
            <text:p>0.0011547645</text:p>
          </table:table-cell>
          <table:table-cell office:value-type="float" office:value="21.5835" calcext:value-type="float">
            <text:p>21.5835</text:p>
          </table:table-cell>
          <table:table-cell office:value-type="float" office:value="217" calcext:value-type="float">
            <text:p>217</text:p>
          </table:table-cell>
          <table:table-cell table:formula="of:=SQRT([estabem.O10])" office:value-type="float" office:value="14.7309198626562" calcext:value-type="float">
            <text:p>14.7309198627</text:p>
          </table:table-cell>
          <table:table-cell table:formula="of:=SQRT([estabem.O10]/[estabem.N10])/[estabem.J10]" office:value-type="float" office:value="1.75983354473575" calcext:value-type="float">
            <text:p>1.7598335447</text:p>
          </table:table-cell>
          <table:table-cell table:formula="of:=SQRT(([estabem.Q10]/[estabem.J10]*[estabem.K10])^2+([estabem.Q10]/2/[estabem.O10]*[estabem.P10])^2)" office:value-type="float" office:value="0.0597400106536342" calcext:value-type="float">
            <text:p>0.0597400107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0.511*(SQRT(1+[estabem.B11]*[estabem.B11])-1)" office:value-type="float" office:value="0.143399297065637" calcext:value-type="float">
            <text:p>0.1433992971</text:p>
          </table:table-cell>
          <table:table-cell office:value-type="float" office:value="25.09" calcext:value-type="float">
            <text:p>25.0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estabem.$C$32]*[estabem.G11]+[estabem.$C$33]" office:value-type="float" office:value="421.236122980516" calcext:value-type="float">
            <text:p>421.2361229805</text:p>
          </table:table-cell>
          <table:table-cell table:formula="of:=SQRT(([estabem.H11]*[estabem.$D$32])^2+([estabem.$D$33])^2)" office:value-type="float" office:value="0.504401069480928" calcext:value-type="float">
            <text:p>0.5044010695</text:p>
          </table:table-cell>
          <table:table-cell table:formula="of:=[estabem.H11]/511+1" office:value-type="float" office:value="1.82433683557831" calcext:value-type="float">
            <text:p>1.8243368356</text:p>
          </table:table-cell>
          <table:table-cell table:formula="of:=[estabem.I11]/511" office:value-type="float" office:value="0.000987086241645652" calcext:value-type="float">
            <text:p>0.0009870862</text:p>
          </table:table-cell>
          <table:table-cell table:formula="of:=SQRT([estabem.J11]^2-1)" office:value-type="float" office:value="1.525845631002" calcext:value-type="float">
            <text:p>1.525845631</text:p>
          </table:table-cell>
          <table:table-cell table:formula="of:=[estabem.J11]/SQRT([estabem.J11]*[estabem.J11]-1)*[estabem.K11]" office:value-type="float" office:value="0.00118018346937506" calcext:value-type="float">
            <text:p>0.0011801835</text:p>
          </table:table-cell>
          <table:table-cell office:value-type="float" office:value="21.4708" calcext:value-type="float">
            <text:p>21.4708</text:p>
          </table:table-cell>
          <table:table-cell office:value-type="float" office:value="241" calcext:value-type="float">
            <text:p>241</text:p>
          </table:table-cell>
          <table:table-cell table:formula="of:=SQRT([estabem.O11])" office:value-type="float" office:value="15.52417469626" calcext:value-type="float">
            <text:p>15.5241746963</text:p>
          </table:table-cell>
          <table:table-cell table:formula="of:=SQRT([estabem.O11]/[estabem.N11])/[estabem.J11]" office:value-type="float" office:value="1.83645115156895" calcext:value-type="float">
            <text:p>1.8364511516</text:p>
          </table:table-cell>
          <table:table-cell table:formula="of:=SQRT(([estabem.Q11]/[estabem.J11]*[estabem.K11])^2+([estabem.Q11]/2/[estabem.O11]*[estabem.P11])^2)" office:value-type="float" office:value="0.0591564545141931" calcext:value-type="float">
            <text:p>0.0591564545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0.511*(SQRT(1+[estabem.B12]*[estabem.B12])-1)" office:value-type="float" office:value="0.176480188805467" calcext:value-type="float">
            <text:p>0.1764801888</text:p>
          </table:table-cell>
          <table:table-cell office:value-type="float" office:value="24.53" calcext:value-type="float">
            <text:p>24.5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estabem.$C$32]*[estabem.G12]+[estabem.$C$33]" office:value-type="float" office:value="432.772041553904" calcext:value-type="float">
            <text:p>432.7720415539</text:p>
          </table:table-cell>
          <table:table-cell table:formula="of:=SQRT(([estabem.H12]*[estabem.$D$32])^2+([estabem.$D$33])^2)" office:value-type="float" office:value="0.517952042356684" calcext:value-type="float">
            <text:p>0.5179520424</text:p>
          </table:table-cell>
          <table:table-cell table:formula="of:=[estabem.H12]/511+1" office:value-type="float" office:value="1.84691201869649" calcext:value-type="float">
            <text:p>1.8469120187</text:p>
          </table:table-cell>
          <table:table-cell table:formula="of:=[estabem.I12]/511" office:value-type="float" office:value="0.00101360477956298" calcext:value-type="float">
            <text:p>0.0010136048</text:p>
          </table:table-cell>
          <table:table-cell table:formula="of:=SQRT([estabem.J12]^2-1)" office:value-type="float" office:value="1.55276656481441" calcext:value-type="float">
            <text:p>1.5527665648</text:p>
          </table:table-cell>
          <table:table-cell table:formula="of:=[estabem.J12]/SQRT([estabem.J12]*[estabem.J12]-1)*[estabem.K12]" office:value-type="float" office:value="0.00120561512078078" calcext:value-type="float">
            <text:p>0.0012056151</text:p>
          </table:table-cell>
          <table:table-cell office:value-type="float" office:value="21.3603" calcext:value-type="float">
            <text:p>21.3603</text:p>
          </table:table-cell>
          <table:table-cell office:value-type="float" office:value="218" calcext:value-type="float">
            <text:p>218</text:p>
          </table:table-cell>
          <table:table-cell table:formula="of:=SQRT([estabem.O12])" office:value-type="float" office:value="14.7648230602334" calcext:value-type="float">
            <text:p>14.7648230602</text:p>
          </table:table-cell>
          <table:table-cell table:formula="of:=SQRT([estabem.O12]/[estabem.N12])/[estabem.J12]" office:value-type="float" office:value="1.72973018955215" calcext:value-type="float">
            <text:p>1.7297301896</text:p>
          </table:table-cell>
          <table:table-cell table:formula="of:=SQRT(([estabem.Q12]/[estabem.J12]*[estabem.K12])^2+([estabem.Q12]/2/[estabem.O12]*[estabem.P12])^2)" office:value-type="float" office:value="0.0585837471946678" calcext:value-type="float">
            <text:p>0.058583747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0.511*(SQRT(1+[estabem.B13]*[estabem.B13])-1)" office:value-type="float" office:value="0.211663130372652" calcext:value-type="float">
            <text:p>0.2116631304</text:p>
          </table:table-cell>
          <table:table-cell office:value-type="float" office:value="23.98" calcext:value-type="float">
            <text:p>23.9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estabem.$C$32]*[estabem.G13]+[estabem.$C$33]" office:value-type="float" office:value="444.307960127293" calcext:value-type="float">
            <text:p>444.3079601273</text:p>
          </table:table-cell>
          <table:table-cell table:formula="of:=SQRT(([estabem.H13]*[estabem.$D$32])^2+([estabem.$D$33])^2)" office:value-type="float" office:value="0.53150961713115" calcext:value-type="float">
            <text:p>0.5315096171</text:p>
          </table:table-cell>
          <table:table-cell table:formula="of:=[estabem.H13]/511+1" office:value-type="float" office:value="1.86948720181466" calcext:value-type="float">
            <text:p>1.8694872018</text:p>
          </table:table-cell>
          <table:table-cell table:formula="of:=[estabem.I13]/511" office:value-type="float" office:value="0.00104013623704726" calcext:value-type="float">
            <text:p>0.0010401362</text:p>
          </table:table-cell>
          <table:table-cell table:formula="of:=SQRT([estabem.J13]^2-1)" office:value-type="float" office:value="1.57955132798805" calcext:value-type="float">
            <text:p>1.579551328</text:p>
          </table:table-cell>
          <table:table-cell table:formula="of:=[estabem.J13]/SQRT([estabem.J13]*[estabem.J13]-1)*[estabem.K13]" office:value-type="float" office:value="0.00123105931972489" calcext:value-type="float">
            <text:p>0.0012310593</text:p>
          </table:table-cell>
          <table:table-cell office:value-type="float" office:value="21.2518" calcext:value-type="float">
            <text:p>21.2518</text:p>
          </table:table-cell>
          <table:table-cell office:value-type="float" office:value="196" calcext:value-type="float">
            <text:p>196</text:p>
          </table:table-cell>
          <table:table-cell table:formula="of:=SQRT([estabem.O13])" office:value-type="float" office:value="14" calcext:value-type="float">
            <text:p>14</text:p>
          </table:table-cell>
          <table:table-cell table:formula="of:=SQRT([estabem.O13]/[estabem.N13])/[estabem.J13]" office:value-type="float" office:value="1.62445497764494" calcext:value-type="float">
            <text:p>1.6244549776</text:p>
          </table:table-cell>
          <table:table-cell table:formula="of:=SQRT(([estabem.Q13]/[estabem.J13]*[estabem.K13])^2+([estabem.Q13]/2/[estabem.O13]*[estabem.P13])^2)" office:value-type="float" office:value="0.0580232887504812" calcext:value-type="float">
            <text:p>0.0580232888</text:p>
          </table:table-cell>
        </table:table-row>
        <table:table-row table:style-name="ro1">
          <table:table-cell/>
          <table:table-cell table:style-name="ce1" office:value-type="float" office:value="1.2" calcext:value-type="float">
            <text:p>1.2</text:p>
          </table:table-cell>
          <table:table-cell table:formula="of:=0.511*(SQRT(1+[estabem.B14]*[estabem.B14])-1)" office:value-type="float" office:value="0.28720751687766" calcext:value-type="float">
            <text:p>0.2872075169</text:p>
          </table:table-cell>
          <table:table-cell office:value-type="float" office:value="22.95" calcext:value-type="float">
            <text:p>22.95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estabem.$C$32]*[estabem.G14]+[estabem.$C$33]" office:value-type="float" office:value="455.843878700681" calcext:value-type="float">
            <text:p>455.8438787007</text:p>
          </table:table-cell>
          <table:table-cell table:formula="of:=SQRT(([estabem.H14]*[estabem.$D$32])^2+([estabem.$D$33])^2)" office:value-type="float" office:value="0.545073301178683" calcext:value-type="float">
            <text:p>0.5450733012</text:p>
          </table:table-cell>
          <table:table-cell table:formula="of:=[estabem.H14]/511+1" office:value-type="float" office:value="1.89206238493284" calcext:value-type="float">
            <text:p>1.8920623849</text:p>
          </table:table-cell>
          <table:table-cell table:formula="of:=[estabem.I14]/511" office:value-type="float" office:value="0.00106667965005613" calcext:value-type="float">
            <text:p>0.0010666797</text:p>
          </table:table-cell>
          <table:table-cell table:formula="of:=SQRT([estabem.J14]^2-1)" office:value-type="float" office:value="1.60620673279555" calcext:value-type="float">
            <text:p>1.6062067328</text:p>
          </table:table-cell>
          <table:table-cell table:formula="of:=[estabem.J14]/SQRT([estabem.J14]*[estabem.J14]-1)*[estabem.K14]" office:value-type="float" office:value="0.00125651598977666" calcext:value-type="float">
            <text:p>0.001256516</text:p>
          </table:table-cell>
          <table:table-cell office:value-type="float" office:value="21.1453" calcext:value-type="float">
            <text:p>21.1453</text:p>
          </table:table-cell>
          <table:table-cell office:value-type="float" office:value="196" calcext:value-type="float">
            <text:p>196</text:p>
          </table:table-cell>
          <table:table-cell table:formula="of:=SQRT([estabem.O14])" office:value-type="float" office:value="14" calcext:value-type="float">
            <text:p>14</text:p>
          </table:table-cell>
          <table:table-cell table:formula="of:=SQRT([estabem.O14]/[estabem.N14])/[estabem.J14]" office:value-type="float" office:value="1.60910972019983" calcext:value-type="float">
            <text:p>1.6091097202</text:p>
          </table:table-cell>
          <table:table-cell table:formula="of:=SQRT(([estabem.Q14]/[estabem.J14]*[estabem.K14])^2+([estabem.Q14]/2/[estabem.O14]*[estabem.P14])^2)" office:value-type="float" office:value="0.0574753638104012" calcext:value-type="float">
            <text:p>0.0574753638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0.511*(SQRT(1+[estabem.B15]*[estabem.B15])-1)" office:value-type="float" office:value="0.368157642291756" calcext:value-type="float">
            <text:p>0.3681576423</text:p>
          </table:table-cell>
          <table:table-cell office:value-type="float" office:value="22.01" calcext:value-type="float">
            <text:p>22.0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estabem.$C$32]*[estabem.G15]+[estabem.$C$33]" office:value-type="float" office:value="467.37979727407" calcext:value-type="float">
            <text:p>467.3797972741</text:p>
          </table:table-cell>
          <table:table-cell table:formula="of:=SQRT(([estabem.H15]*[estabem.$D$32])^2+([estabem.$D$33])^2)" office:value-type="float" office:value="0.558642649505245" calcext:value-type="float">
            <text:p>0.5586426495</text:p>
          </table:table-cell>
          <table:table-cell table:formula="of:=[estabem.H15]/511+1" office:value-type="float" office:value="1.91463756805102" calcext:value-type="float">
            <text:p>1.9146375681</text:p>
          </table:table-cell>
          <table:table-cell table:formula="of:=[estabem.I15]/511" office:value-type="float" office:value="0.00109323414775977" calcext:value-type="float">
            <text:p>0.0010932341</text:p>
          </table:table-cell>
          <table:table-cell table:formula="of:=SQRT([estabem.J15]^2-1)" office:value-type="float" office:value="1.63273911479829" calcext:value-type="float">
            <text:p>1.6327391148</text:p>
          </table:table-cell>
          <table:table-cell table:formula="of:=[estabem.J15]/SQRT([estabem.J15]*[estabem.J15]-1)*[estabem.K15]" office:value-type="float" office:value="0.00128198507098036" calcext:value-type="float">
            <text:p>0.0012819851</text:p>
          </table:table-cell>
          <table:table-cell office:value-type="float" office:value="21.0406" calcext:value-type="float">
            <text:p>21.0406</text:p>
          </table:table-cell>
          <table:table-cell office:value-type="float" office:value="186" calcext:value-type="float">
            <text:p>186</text:p>
          </table:table-cell>
          <table:table-cell table:formula="of:=SQRT([estabem.O15])" office:value-type="float" office:value="13.6381816969859" calcext:value-type="float">
            <text:p>13.638181697</text:p>
          </table:table-cell>
          <table:table-cell table:formula="of:=SQRT([estabem.O15]/[estabem.N15])/[estabem.J15]" office:value-type="float" office:value="1.55289050988382" calcext:value-type="float">
            <text:p>1.5528905099</text:p>
          </table:table-cell>
          <table:table-cell table:formula="of:=SQRT(([estabem.Q15]/[estabem.J15]*[estabem.K15])^2+([estabem.Q15]/2/[estabem.O15]*[estabem.P15])^2)" office:value-type="float" office:value="0.0569386326768901" calcext:value-type="float">
            <text:p>0.0569386327</text:p>
          </table:table-cell>
        </table:table-row>
        <table:table-row table:style-name="ro1">
          <table:table-cell/>
          <table:table-cell table:style-name="ce1" office:value-type="float" office:value="1.6" calcext:value-type="float">
            <text:p>1.6</text:p>
          </table:table-cell>
          <table:table-cell table:formula="of:=0.511*(SQRT(1+[estabem.B16]*[estabem.B16])-1)" office:value-type="float" office:value="0.453152871696185" calcext:value-type="float">
            <text:p>0.4531528717</text:p>
          </table:table-cell>
          <table:table-cell office:value-type="float" office:value="21.17" calcext:value-type="float">
            <text:p>21.1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estabem.$C$32]*[estabem.G16]+[estabem.$C$33]" office:value-type="float" office:value="478.915715847458" calcext:value-type="float">
            <text:p>478.9157158475</text:p>
          </table:table-cell>
          <table:table-cell table:formula="of:=SQRT(([estabem.H16]*[estabem.$D$32])^2+([estabem.$D$33])^2)" office:value-type="float" office:value="0.572217259149125" calcext:value-type="float">
            <text:p>0.5722172591</text:p>
          </table:table-cell>
          <table:table-cell table:formula="of:=[estabem.H16]/511+1" office:value-type="float" office:value="1.93721275116919" calcext:value-type="float">
            <text:p>1.9372127512</text:p>
          </table:table-cell>
          <table:table-cell table:formula="of:=[estabem.I16]/511" office:value-type="float" office:value="0.00111979894158342" calcext:value-type="float">
            <text:p>0.0011197989</text:p>
          </table:table-cell>
          <table:table-cell table:formula="of:=SQRT([estabem.J16]^2-1)" office:value-type="float" office:value="1.65915437596763" calcext:value-type="float">
            <text:p>1.659154376</text:p>
          </table:table-cell>
          <table:table-cell table:formula="of:=[estabem.J16]/SQRT([estabem.J16]*[estabem.J16]-1)*[estabem.K16]" office:value-type="float" office:value="0.00130746651414883" calcext:value-type="float">
            <text:p>0.0013074665</text:p>
          </table:table-cell>
          <table:table-cell office:value-type="float" office:value="20.9377" calcext:value-type="float">
            <text:p>20.9377</text:p>
          </table:table-cell>
          <table:table-cell office:value-type="float" office:value="171" calcext:value-type="float">
            <text:p>171</text:p>
          </table:table-cell>
          <table:table-cell table:formula="of:=SQRT([estabem.O16])" office:value-type="float" office:value="13.076696830622" calcext:value-type="float">
            <text:p>13.0766968306</text:p>
          </table:table-cell>
          <table:table-cell table:formula="of:=SQRT([estabem.O16]/[estabem.N16])/[estabem.J16]" office:value-type="float" office:value="1.47521815945323" calcext:value-type="float">
            <text:p>1.4752181595</text:p>
          </table:table-cell>
          <table:table-cell table:formula="of:=SQRT(([estabem.Q16]/[estabem.J16]*[estabem.K16])^2+([estabem.Q16]/2/[estabem.O16]*[estabem.P16])^2)" office:value-type="float" office:value="0.0564128215871601" calcext:value-type="float">
            <text:p>0.0564128216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0.511*(SQRT(1+[estabem.B17]*[estabem.B17])-1)" office:value-type="float" office:value="0.541213400408871" calcext:value-type="float">
            <text:p>0.5412134004</text:p>
          </table:table-cell>
          <table:table-cell office:value-type="float" office:value="20.41" calcext:value-type="float">
            <text:p>20.41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estabem.$C$32]*[estabem.G17]+[estabem.$C$33]" office:value-type="float" office:value="490.451634420847" calcext:value-type="float">
            <text:p>490.4516344208</text:p>
          </table:table-cell>
          <table:table-cell table:formula="of:=SQRT(([estabem.H17]*[estabem.$D$32])^2+([estabem.$D$33])^2)" office:value-type="float" office:value="0.585796764350504" calcext:value-type="float">
            <text:p>0.5857967644</text:p>
          </table:table-cell>
          <table:table-cell table:formula="of:=[estabem.H17]/511+1" office:value-type="float" office:value="1.95978793428737" calcext:value-type="float">
            <text:p>1.9597879343</text:p>
          </table:table-cell>
          <table:table-cell table:formula="of:=[estabem.I17]/511" office:value-type="float" office:value="0.00114637331575441" calcext:value-type="float">
            <text:p>0.0011463733</text:p>
          </table:table-cell>
          <table:table-cell table:formula="of:=SQRT([estabem.J17]^2-1)" office:value-type="float" office:value="1.68545802302471" calcext:value-type="float">
            <text:p>1.685458023</text:p>
          </table:table-cell>
          <table:table-cell table:formula="of:=[estabem.J17]/SQRT([estabem.J17]*[estabem.J17]-1)*[estabem.K17]" office:value-type="float" office:value="0.00133296027650258" calcext:value-type="float">
            <text:p>0.0013329603</text:p>
          </table:table-cell>
          <table:table-cell office:value-type="float" office:value="20.8365" calcext:value-type="float">
            <text:p>20.8365</text:p>
          </table:table-cell>
          <table:table-cell office:value-type="float" office:value="169" calcext:value-type="float">
            <text:p>169</text:p>
          </table:table-cell>
          <table:table-cell table:formula="of:=SQRT([estabem.O17])" office:value-type="float" office:value="13" calcext:value-type="float">
            <text:p>13</text:p>
          </table:table-cell>
          <table:table-cell table:formula="of:=SQRT([estabem.O17]/[estabem.N17])/[estabem.J17]" office:value-type="float" office:value="1.453188283242" calcext:value-type="float">
            <text:p>1.4531882832</text:p>
          </table:table-cell>
          <table:table-cell table:formula="of:=SQRT(([estabem.Q17]/[estabem.J17]*[estabem.K17])^2+([estabem.Q17]/2/[estabem.O17]*[estabem.P17])^2)" office:value-type="float" office:value="0.0558983206423236" calcext:value-type="float">
            <text:p>0.05589832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0.511*(SQRT(1+[estabem.B18]*[estabem.B18])-1)" office:value-type="float" office:value="0.631630736502393" calcext:value-type="float">
            <text:p>0.6316307365</text:p>
          </table:table-cell>
          <table:table-cell office:value-type="float" office:value="19.72" calcext:value-type="float">
            <text:p>19.7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estabem.$C$32]*[estabem.G18]+[estabem.$C$33]" office:value-type="float" office:value="501.987552994236" calcext:value-type="float">
            <text:p>501.9875529942</text:p>
          </table:table-cell>
          <table:table-cell table:formula="of:=SQRT(([estabem.H18]*[estabem.$D$32])^2+([estabem.$D$33])^2)" office:value-type="float" office:value="0.599380832369862" calcext:value-type="float">
            <text:p>0.5993808324</text:p>
          </table:table-cell>
          <table:table-cell table:formula="of:=[estabem.H18]/511+1" office:value-type="float" office:value="1.98236311740555" calcext:value-type="float">
            <text:p>1.9823631174</text:p>
          </table:table-cell>
          <table:table-cell table:formula="of:=[estabem.I18]/511" office:value-type="float" office:value="0.0011729566191191" calcext:value-type="float">
            <text:p>0.0011729566</text:p>
          </table:table-cell>
          <table:table-cell table:formula="of:=SQRT([estabem.J18]^2-1)" office:value-type="float" office:value="1.71165520162498" calcext:value-type="float">
            <text:p>1.7116552016</text:p>
          </table:table-cell>
          <table:table-cell table:formula="of:=[estabem.J18]/SQRT([estabem.J18]*[estabem.J18]-1)*[estabem.K18]" office:value-type="float" office:value="0.00135846631836303" calcext:value-type="float">
            <text:p>0.0013584663</text:p>
          </table:table-cell>
          <table:table-cell office:value-type="float" office:value="20.7369" calcext:value-type="float">
            <text:p>20.7369</text:p>
          </table:table-cell>
          <table:table-cell office:value-type="float" office:value="143" calcext:value-type="float">
            <text:p>143</text:p>
          </table:table-cell>
          <table:table-cell table:formula="of:=SQRT([estabem.O18])" office:value-type="float" office:value="11.9582607431014" calcext:value-type="float">
            <text:p>11.9582607431</text:p>
          </table:table-cell>
          <table:table-cell table:formula="of:=SQRT([estabem.O18]/[estabem.N18])/[estabem.J18]" office:value-type="float" office:value="1.32468583733807" calcext:value-type="float">
            <text:p>1.3246858373</text:p>
          </table:table-cell>
          <table:table-cell table:formula="of:=SQRT(([estabem.Q18]/[estabem.J18]*[estabem.K18])^2+([estabem.Q18]/2/[estabem.O18]*[estabem.P18])^2)" office:value-type="float" office:value="0.0553934430657671" calcext:value-type="float">
            <text:p>0.0553934431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formula="of:=0.511*(SQRT(1+[estabem.B19]*[estabem.B19])-1)" office:value-type="float" office:value="0.723887298501365" calcext:value-type="float">
            <text:p>0.7238872985</text:p>
          </table:table-cell>
          <table:table-cell office:value-type="float" office:value="19.1" calcext:value-type="float">
            <text:p>19.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estabem.$C$32]*[estabem.G19]+[estabem.$C$33]" office:value-type="float" office:value="513.523471567624" calcext:value-type="float">
            <text:p>513.5234715676</text:p>
          </table:table-cell>
          <table:table-cell table:formula="of:=SQRT(([estabem.H19]*[estabem.$D$32])^2+([estabem.$D$33])^2)" office:value-type="float" office:value="0.61296915985614" calcext:value-type="float">
            <text:p>0.6129691599</text:p>
          </table:table-cell>
          <table:table-cell table:formula="of:=[estabem.H19]/511+1" office:value-type="float" office:value="2.00493830052373" calcext:value-type="float">
            <text:p>2.0049383005</text:p>
          </table:table-cell>
          <table:table-cell table:formula="of:=[estabem.I19]/511" office:value-type="float" office:value="0.0011995482580355" calcext:value-type="float">
            <text:p>0.0011995483</text:p>
          </table:table-cell>
          <table:table-cell table:formula="of:=SQRT([estabem.J19]^2-1)" office:value-type="float" office:value="1.73775072691884" calcext:value-type="float">
            <text:p>1.7377507269</text:p>
          </table:table-cell>
          <table:table-cell table:formula="of:=[estabem.J19]/SQRT([estabem.J19]*[estabem.J19]-1)*[estabem.K19]" office:value-type="float" office:value="0.00138398460067179" calcext:value-type="float">
            <text:p>0.0013839846</text:p>
          </table:table-cell>
          <table:table-cell office:value-type="float" office:value="20.6389" calcext:value-type="float">
            <text:p>20.6389</text:p>
          </table:table-cell>
          <table:table-cell office:value-type="float" office:value="121" calcext:value-type="float">
            <text:p>121</text:p>
          </table:table-cell>
          <table:table-cell table:formula="of:=SQRT([estabem.O19])" office:value-type="float" office:value="11" calcext:value-type="float">
            <text:p>11</text:p>
          </table:table-cell>
          <table:table-cell table:formula="of:=SQRT([estabem.O19]/[estabem.N19])/[estabem.J19]" office:value-type="float" office:value="1.20767033769495" calcext:value-type="float">
            <text:p>1.2076703377</text:p>
          </table:table-cell>
          <table:table-cell table:formula="of:=SQRT(([estabem.Q19]/[estabem.J19]*[estabem.K19])^2+([estabem.Q19]/2/[estabem.O19]*[estabem.P19])^2)" office:value-type="float" office:value="0.0548988613155564" calcext:value-type="float">
            <text:p>0.0548988613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0.511*(SQRT(1+[estabem.B20]*[estabem.B20])-1)" office:value-type="float" office:value="0.8176" calcext:value-type="float">
            <text:p>0.8176</text:p>
          </table:table-cell>
          <table:table-cell office:value-type="float" office:value="18.54" calcext:value-type="float">
            <text:p>18.5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estabem.$C$32]*[estabem.G20]+[estabem.$C$33]" office:value-type="float" office:value="525.059390141013" calcext:value-type="float">
            <text:p>525.059390141</text:p>
          </table:table-cell>
          <table:table-cell table:formula="of:=SQRT(([estabem.H20]*[estabem.$D$32])^2+([estabem.$D$33])^2)" office:value-type="float" office:value="0.62656146968241" calcext:value-type="float">
            <text:p>0.6265614697</text:p>
          </table:table-cell>
          <table:table-cell table:formula="of:=[estabem.H20]/511+1" office:value-type="float" office:value="2.0275134836419" calcext:value-type="float">
            <text:p>2.0275134836</text:p>
          </table:table-cell>
          <table:table-cell table:formula="of:=[estabem.I20]/511" office:value-type="float" office:value="0.00122614769018084" calcext:value-type="float">
            <text:p>0.0012261477</text:p>
          </table:table-cell>
          <table:table-cell table:formula="of:=SQRT([estabem.J20]^2-1)" office:value-type="float" office:value="1.76374911094229" calcext:value-type="float">
            <text:p>1.7637491109</text:p>
          </table:table-cell>
          <table:table-cell table:formula="of:=[estabem.J20]/SQRT([estabem.J20]*[estabem.J20]-1)*[estabem.K20]" office:value-type="float" office:value="0.00140951508315707" calcext:value-type="float">
            <text:p>0.0014095151</text:p>
          </table:table-cell>
          <table:table-cell office:value-type="float" office:value="20.5425" calcext:value-type="float">
            <text:p>20.5425</text:p>
          </table:table-cell>
          <table:table-cell office:value-type="float" office:value="116" calcext:value-type="float">
            <text:p>116</text:p>
          </table:table-cell>
          <table:table-cell table:formula="of:=SQRT([estabem.O20])" office:value-type="float" office:value="10.770329614269" calcext:value-type="float">
            <text:p>10.7703296143</text:p>
          </table:table-cell>
          <table:table-cell table:formula="of:=SQRT([estabem.O20]/[estabem.N20])/[estabem.J20]" office:value-type="float" office:value="1.17202964215723" calcext:value-type="float">
            <text:p>1.1720296422</text:p>
          </table:table-cell>
          <table:table-cell table:formula="of:=SQRT(([estabem.Q20]/[estabem.J20]*[estabem.K20])^2+([estabem.Q20]/2/[estabem.O20]*[estabem.P20])^2)" office:value-type="float" office:value="0.0544147266288816" calcext:value-type="float">
            <text:p>0.0544147266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[estabem.$C$32]*[estabem.G21]+[estabem.$C$33]" office:value-type="float" office:value="536.595308714401" calcext:value-type="float">
            <text:p>536.5953087144</text:p>
          </table:table-cell>
          <table:table-cell table:formula="of:=SQRT(([estabem.H21]*[estabem.$D$32])^2+([estabem.$D$33])^2)" office:value-type="float" office:value="0.64015750818053" calcext:value-type="float">
            <text:p>0.6401575082</text:p>
          </table:table-cell>
          <table:table-cell table:formula="of:=[estabem.H21]/511+1" office:value-type="float" office:value="2.05008866676008" calcext:value-type="float">
            <text:p>2.0500886668</text:p>
          </table:table-cell>
          <table:table-cell table:formula="of:=[estabem.I21]/511" office:value-type="float" office:value="0.00125275441913998" calcext:value-type="float">
            <text:p>0.0012527544</text:p>
          </table:table-cell>
          <table:table-cell table:formula="of:=SQRT([estabem.J21]^2-1)" office:value-type="float" office:value="1.78965458722574" calcext:value-type="float">
            <text:p>1.7896545872</text:p>
          </table:table-cell>
          <table:table-cell table:formula="of:=[estabem.J21]/SQRT([estabem.J21]*[estabem.J21]-1)*[estabem.K21]" office:value-type="float" office:value="0.0014350577230066" calcext:value-type="float">
            <text:p>0.0014350577</text:p>
          </table:table-cell>
          <table:table-cell office:value-type="float" office:value="20.4476" calcext:value-type="float">
            <text:p>20.4476</text:p>
          </table:table-cell>
          <table:table-cell office:value-type="float" office:value="101" calcext:value-type="float">
            <text:p>101</text:p>
          </table:table-cell>
          <table:table-cell table:formula="of:=SQRT([estabem.O21])" office:value-type="float" office:value="10.0498756211209" calcext:value-type="float">
            <text:p>10.0498756211</text:p>
          </table:table-cell>
          <table:table-cell table:formula="of:=SQRT([estabem.O21]/[estabem.N21])/[estabem.J21]" office:value-type="float" office:value="1.08409382752969" calcext:value-type="float">
            <text:p>1.0840938275</text:p>
          </table:table-cell>
          <table:table-cell table:formula="of:=SQRT(([estabem.Q21]/[estabem.J21]*[estabem.K21])^2+([estabem.Q21]/2/[estabem.O21]*[estabem.P21])^2)" office:value-type="float" office:value="0.0539397519611362" calcext:value-type="float">
            <text:p>0.053939752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formula="of:=[estabem.$C$32]*[estabem.G22]+[estabem.$C$33]" office:value-type="float" office:value="548.13122728779" calcext:value-type="float">
            <text:p>548.1312272878</text:p>
          </table:table-cell>
          <table:table-cell table:formula="of:=SQRT(([estabem.H22]*[estabem.$D$32])^2+([estabem.$D$33])^2)" office:value-type="float" office:value="0.653757042717488" calcext:value-type="float">
            <text:p>0.6537570427</text:p>
          </table:table-cell>
          <table:table-cell table:formula="of:=[estabem.H22]/511+1" office:value-type="float" office:value="2.07266384987826" calcext:value-type="float">
            <text:p>2.0726638499</text:p>
          </table:table-cell>
          <table:table-cell table:formula="of:=[estabem.I22]/511" office:value-type="float" office:value="0.0012793679896624" calcext:value-type="float">
            <text:p>0.001279368</text:p>
          </table:table-cell>
          <table:table-cell table:formula="of:=SQRT([estabem.J22]^2-1)" office:value-type="float" office:value="1.81547113295479" calcext:value-type="float">
            <text:p>1.815471133</text:p>
          </table:table-cell>
          <table:table-cell table:formula="of:=[estabem.J22]/SQRT([estabem.J22]*[estabem.J22]-1)*[estabem.K22]" office:value-type="float" office:value="0.0014606124739361" calcext:value-type="float">
            <text:p>0.0014606125</text:p>
          </table:table-cell>
          <table:table-cell office:value-type="float" office:value="20.3541" calcext:value-type="float">
            <text:p>20.3541</text:p>
          </table:table-cell>
          <table:table-cell office:value-type="float" office:value="72" calcext:value-type="float">
            <text:p>72</text:p>
          </table:table-cell>
          <table:table-cell table:formula="of:=SQRT([estabem.O22])" office:value-type="float" office:value="8.48528137423857" calcext:value-type="float">
            <text:p>8.4852813742</text:p>
          </table:table-cell>
          <table:table-cell table:formula="of:=SQRT([estabem.O22]/[estabem.N22])/[estabem.J22]" office:value-type="float" office:value="0.907426427875329" calcext:value-type="float">
            <text:p>0.9074264279</text:p>
          </table:table-cell>
          <table:table-cell table:formula="of:=SQRT(([estabem.Q22]/[estabem.J22]*[estabem.K22])^2+([estabem.Q22]/2/[estabem.O22]*[estabem.P22])^2)" office:value-type="float" office:value="0.0534735486352178" calcext:value-type="float">
            <text:p>0.0534735486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formula="of:=[estabem.$C$32]*[estabem.G23]+[estabem.$C$33]" office:value-type="float" office:value="559.667145861178" calcext:value-type="float">
            <text:p>559.6671458612</text:p>
          </table:table-cell>
          <table:table-cell table:formula="of:=SQRT(([estabem.H23]*[estabem.$D$32])^2+([estabem.$D$33])^2)" office:value-type="float" office:value="0.667359859565295" calcext:value-type="float">
            <text:p>0.6673598596</text:p>
          </table:table-cell>
          <table:table-cell table:formula="of:=[estabem.H23]/511+1" office:value-type="float" office:value="2.09523903299644" calcext:value-type="float">
            <text:p>2.095239033</text:p>
          </table:table-cell>
          <table:table-cell table:formula="of:=[estabem.I23]/511" office:value-type="float" office:value="0.00130598798349373" calcext:value-type="float">
            <text:p>0.001305988</text:p>
          </table:table-cell>
          <table:table-cell table:formula="of:=SQRT([estabem.J23]^2-1)" office:value-type="float" office:value="1.84120248897068" calcext:value-type="float">
            <text:p>1.841202489</text:p>
          </table:table-cell>
          <table:table-cell table:formula="of:=[estabem.J23]/SQRT([estabem.J23]*[estabem.J23]-1)*[estabem.K23]" office:value-type="float" office:value="0.00148617928556577" calcext:value-type="float">
            <text:p>0.0014861793</text:p>
          </table:table-cell>
          <table:table-cell office:value-type="float" office:value="20.2621" calcext:value-type="float">
            <text:p>20.2621</text:p>
          </table:table-cell>
          <table:table-cell office:value-type="float" office:value="75" calcext:value-type="float">
            <text:p>75</text:p>
          </table:table-cell>
          <table:table-cell table:formula="of:=SQRT([estabem.O23])" office:value-type="float" office:value="8.66025403784439" calcext:value-type="float">
            <text:p>8.6602540378</text:p>
          </table:table-cell>
          <table:table-cell table:formula="of:=SQRT([estabem.O23]/[estabem.N23])/[estabem.J23]" office:value-type="float" office:value="0.918237084267472" calcext:value-type="float">
            <text:p>0.9182370843</text:p>
          </table:table-cell>
          <table:table-cell table:formula="of:=SQRT(([estabem.Q23]/[estabem.J23]*[estabem.K23])^2+([estabem.Q23]/2/[estabem.O23]*[estabem.P23])^2)" office:value-type="float" office:value="0.0530175322484075" calcext:value-type="float">
            <text:p>0.0530175322</text:p>
          </table:table-cell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table:formula="of:=[estabem.$C$32]*[estabem.G24]+[estabem.$C$33]" office:value-type="float" office:value="571.203064434567" calcext:value-type="float">
            <text:p>571.2030644346</text:p>
          </table:table-cell>
          <table:table-cell table:formula="of:=SQRT(([estabem.H24]*[estabem.$D$32])^2+([estabem.$D$33])^2)" office:value-type="float" office:value="0.680965762023901" calcext:value-type="float">
            <text:p>0.680965762</text:p>
          </table:table-cell>
          <table:table-cell table:formula="of:=[estabem.H24]/511+1" office:value-type="float" office:value="2.11781421611461" calcext:value-type="float">
            <text:p>2.1178142161</text:p>
          </table:table-cell>
          <table:table-cell table:formula="of:=[estabem.I24]/511" office:value-type="float" office:value="0.00133261401570235" calcext:value-type="float">
            <text:p>0.001332614</text:p>
          </table:table-cell>
          <table:table-cell table:formula="of:=SQRT([estabem.J24]^2-1)" office:value-type="float" office:value="1.86685217785907" calcext:value-type="float">
            <text:p>1.8668521779</text:p>
          </table:table-cell>
          <table:table-cell table:formula="of:=[estabem.J24]/SQRT([estabem.J24]*[estabem.J24]-1)*[estabem.K24]" office:value-type="float" office:value="0.00151175810303555" calcext:value-type="float">
            <text:p>0.0015117581</text:p>
          </table:table-cell>
          <table:table-cell office:value-type="float" office:value="20.1715" calcext:value-type="float">
            <text:p>20.1715</text:p>
          </table:table-cell>
          <table:table-cell office:value-type="float" office:value="47" calcext:value-type="float">
            <text:p>47</text:p>
          </table:table-cell>
          <table:table-cell table:formula="of:=SQRT([estabem.O24])" office:value-type="float" office:value="6.85565460040104" calcext:value-type="float">
            <text:p>6.8556546004</text:p>
          </table:table-cell>
          <table:table-cell table:formula="of:=SQRT([estabem.O24]/[estabem.N24])/[estabem.J24]" office:value-type="float" office:value="0.720762150584851" calcext:value-type="float">
            <text:p>0.7207621506</text:p>
          </table:table-cell>
          <table:table-cell table:formula="of:=SQRT(([estabem.Q24]/[estabem.J24]*[estabem.K24])^2+([estabem.Q24]/2/[estabem.O24]*[estabem.P24])^2)" office:value-type="float" office:value="0.0525689389204728" calcext:value-type="float">
            <text:p>0.0525689389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formula="of:=[estabem.$C$32]*[estabem.G25]+[estabem.$C$33]" office:value-type="float" office:value="582.738983007955" calcext:value-type="float">
            <text:p>582.738983008</text:p>
          </table:table-cell>
          <table:table-cell table:formula="of:=SQRT(([estabem.H25]*[estabem.$D$32])^2+([estabem.$D$33])^2)" office:value-type="float" office:value="0.69457456876282" calcext:value-type="float">
            <text:p>0.6945745688</text:p>
          </table:table-cell>
          <table:table-cell table:formula="of:=[estabem.H25]/511+1" office:value-type="float" office:value="2.14038939923279" calcext:value-type="float">
            <text:p>2.1403893992</text:p>
          </table:table-cell>
          <table:table-cell table:formula="of:=[estabem.I25]/511" office:value-type="float" office:value="0.00135924573143409" calcext:value-type="float">
            <text:p>0.0013592457</text:p>
          </table:table-cell>
          <table:table-cell table:formula="of:=SQRT([estabem.J25]^2-1)" office:value-type="float" office:value="1.89242352034319" calcext:value-type="float">
            <text:p>1.8924235203</text:p>
          </table:table-cell>
          <table:table-cell table:formula="of:=[estabem.J25]/SQRT([estabem.J25]*[estabem.J25]-1)*[estabem.K25]" office:value-type="float" office:value="0.00153734886680459" calcext:value-type="float">
            <text:p>0.0015373489</text:p>
          </table:table-cell>
          <table:table-cell office:value-type="float" office:value="20.0824" calcext:value-type="float">
            <text:p>20.0824</text:p>
          </table:table-cell>
          <table:table-cell office:value-type="float" office:value="49" calcext:value-type="float">
            <text:p>49</text:p>
          </table:table-cell>
          <table:table-cell table:formula="of:=SQRT([estabem.O25])" office:value-type="float" office:value="7" calcext:value-type="float">
            <text:p>7</text:p>
          </table:table-cell>
          <table:table-cell table:formula="of:=SQRT([estabem.O25]/[estabem.N25])/[estabem.J25]" office:value-type="float" office:value="0.729789216919253" calcext:value-type="float">
            <text:p>0.7297892169</text:p>
          </table:table-cell>
          <table:table-cell table:formula="of:=SQRT(([estabem.Q25]/[estabem.J25]*[estabem.K25])^2+([estabem.Q25]/2/[estabem.O25]*[estabem.P25])^2)" office:value-type="float" office:value="0.0521298613510736" calcext:value-type="float">
            <text:p>0.0521298614</text:p>
          </table:table-cell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table:formula="of:=[estabem.$C$32]*[estabem.G26]+[estabem.$C$33]" office:value-type="float" office:value="594.274901581344" calcext:value-type="float">
            <text:p>594.2749015813</text:p>
          </table:table-cell>
          <table:table-cell table:formula="of:=SQRT(([estabem.H26]*[estabem.$D$32])^2+([estabem.$D$33])^2)" office:value-type="float" office:value="0.708186112352402" calcext:value-type="float">
            <text:p>0.7081861124</text:p>
          </table:table-cell>
          <table:table-cell table:formula="of:=[estabem.H26]/511+1" office:value-type="float" office:value="2.16296458235097" calcext:value-type="float">
            <text:p>2.1629645824</text:p>
          </table:table-cell>
          <table:table-cell table:formula="of:=[estabem.I26]/511" office:value-type="float" office:value="0.00138588280303797" calcext:value-type="float">
            <text:p>0.0013858828</text:p>
          </table:table-cell>
          <table:table-cell table:formula="of:=SQRT([estabem.J26]^2-1)" office:value-type="float" office:value="1.91791965016908" calcext:value-type="float">
            <text:p>1.9179196502</text:p>
          </table:table-cell>
          <table:table-cell table:formula="of:=[estabem.J26]/SQRT([estabem.J26]*[estabem.J26]-1)*[estabem.K26]" office:value-type="float" office:value="0.00156295151259133" calcext:value-type="float">
            <text:p>0.0015629515</text:p>
          </table:table-cell>
          <table:table-cell office:value-type="float" office:value="19.9946" calcext:value-type="float">
            <text:p>19.9946</text:p>
          </table:table-cell>
          <table:table-cell office:value-type="float" office:value="41" calcext:value-type="float">
            <text:p>41</text:p>
          </table:table-cell>
          <table:table-cell table:formula="of:=SQRT([estabem.O26])" office:value-type="float" office:value="6.40312423743285" calcext:value-type="float">
            <text:p>6.4031242374</text:p>
          </table:table-cell>
          <table:table-cell table:formula="of:=SQRT([estabem.O26]/[estabem.N26])/[estabem.J26]" office:value-type="float" office:value="0.662042942240737" calcext:value-type="float">
            <text:p>0.6620429422</text:p>
          </table:table-cell>
          <table:table-cell table:formula="of:=SQRT(([estabem.Q26]/[estabem.J26]*[estabem.K26])^2+([estabem.Q26]/2/[estabem.O26]*[estabem.P26])^2)" office:value-type="float" office:value="0.0516986087141896" calcext:value-type="float">
            <text:p>0.0516986087</text:p>
          </table:table-cell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table:formula="of:=[estabem.$C$32]*[estabem.G27]+[estabem.$C$33]" office:value-type="float" office:value="605.810820154733" calcext:value-type="float">
            <text:p>605.8108201547</text:p>
          </table:table-cell>
          <table:table-cell table:formula="of:=SQRT(([estabem.H27]*[estabem.$D$32])^2+([estabem.$D$33])^2)" office:value-type="float" office:value="0.721800237959954" calcext:value-type="float">
            <text:p>0.721800238</text:p>
          </table:table-cell>
          <table:table-cell table:formula="of:=[estabem.H27]/511+1" office:value-type="float" office:value="2.18553976546914" calcext:value-type="float">
            <text:p>2.1855397655</text:p>
          </table:table-cell>
          <table:table-cell table:formula="of:=[estabem.I27]/511" office:value-type="float" office:value="0.00141252492751459" calcext:value-type="float">
            <text:p>0.0014125249</text:p>
          </table:table-cell>
          <table:table-cell table:formula="of:=SQRT([estabem.J27]^2-1)" office:value-type="float" office:value="1.94334352764685" calcext:value-type="float">
            <text:p>1.9433435276</text:p>
          </table:table-cell>
          <table:table-cell table:formula="of:=[estabem.J27]/SQRT([estabem.J27]*[estabem.J27]-1)*[estabem.K27]" office:value-type="float" office:value="0.00158856597142023" calcext:value-type="float">
            <text:p>0.001588566</text:p>
          </table:table-cell>
          <table:table-cell office:value-type="float" office:value="19.9083" calcext:value-type="float">
            <text:p>19.9083</text:p>
          </table:table-cell>
          <table:table-cell office:value-type="float" office:value="35" calcext:value-type="float">
            <text:p>35</text:p>
          </table:table-cell>
          <table:table-cell table:formula="of:=SQRT([estabem.O27])" office:value-type="float" office:value="5.91607978309962" calcext:value-type="float">
            <text:p>5.9160797831</text:p>
          </table:table-cell>
          <table:table-cell table:formula="of:=SQRT([estabem.O27]/[estabem.N27])/[estabem.J27]" office:value-type="float" office:value="0.606677964683863" calcext:value-type="float">
            <text:p>0.6066779647</text:p>
          </table:table-cell>
          <table:table-cell table:formula="of:=SQRT(([estabem.Q27]/[estabem.J27]*[estabem.K27])^2+([estabem.Q27]/2/[estabem.O27]*[estabem.P27])^2)" office:value-type="float" office:value="0.0512751455141835" calcext:value-type="float">
            <text:p>0.0512751455</text:p>
          </table:table-cell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table:formula="of:=[estabem.$C$32]*[estabem.G28]+[estabem.$C$33]" office:value-type="float" office:value="617.346738728121" calcext:value-type="float">
            <text:p>617.3467387281</text:p>
          </table:table-cell>
          <table:table-cell table:formula="of:=SQRT(([estabem.H28]*[estabem.$D$32])^2+([estabem.$D$33])^2)" office:value-type="float" office:value="0.735416802189594" calcext:value-type="float">
            <text:p>0.7354168022</text:p>
          </table:table-cell>
          <table:table-cell table:formula="of:=[estabem.H28]/511+1" office:value-type="float" office:value="2.20811494858732" calcext:value-type="float">
            <text:p>2.2081149486</text:p>
          </table:table-cell>
          <table:table-cell table:formula="of:=[estabem.I28]/511" office:value-type="float" office:value="0.00143917182424578" calcext:value-type="float">
            <text:p>0.0014391718</text:p>
          </table:table-cell>
          <table:table-cell table:formula="of:=SQRT([estabem.J28]^2-1)" office:value-type="float" office:value="1.96869795199131" calcext:value-type="float">
            <text:p>1.968697952</text:p>
          </table:table-cell>
          <table:table-cell table:formula="of:=[estabem.J28]/SQRT([estabem.J28]*[estabem.J28]-1)*[estabem.K28]" office:value-type="float" office:value="0.00161419216974774" calcext:value-type="float">
            <text:p>0.0016141922</text:p>
          </table:table-cell>
          <table:table-cell office:value-type="float" office:value="19.8233" calcext:value-type="float">
            <text:p>19.8233</text:p>
          </table:table-cell>
          <table:table-cell office:value-type="float" office:value="25" calcext:value-type="float">
            <text:p>25</text:p>
          </table:table-cell>
          <table:table-cell table:formula="of:=SQRT([estabem.O28])" office:value-type="float" office:value="5" calcext:value-type="float">
            <text:p>5</text:p>
          </table:table-cell>
          <table:table-cell table:formula="of:=SQRT([estabem.O28]/[estabem.N28])/[estabem.J28]" office:value-type="float" office:value="0.508581255666293" calcext:value-type="float">
            <text:p>0.5085812557</text:p>
          </table:table-cell>
          <table:table-cell table:formula="of:=SQRT(([estabem.Q28]/[estabem.J28]*[estabem.K28])^2+([estabem.Q28]/2/[estabem.O28]*[estabem.P28])^2)" office:value-type="float" office:value="0.0508592057753574" calcext:value-type="float">
            <text:p>0.0508592058</text:p>
          </table:table-cell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[estabem.$C$32]*[estabem.G29]+[estabem.$C$33]" office:value-type="float" office:value="628.88265730151" calcext:value-type="float">
            <text:p>628.8826573015</text:p>
          </table:table-cell>
          <table:table-cell table:formula="of:=SQRT(([estabem.H29]*[estabem.$D$32])^2+([estabem.$D$33])^2)" office:value-type="float" office:value="0.749035672047718" calcext:value-type="float">
            <text:p>0.749035672</text:p>
          </table:table-cell>
          <table:table-cell table:formula="of:=[estabem.H29]/511+1" office:value-type="float" office:value="2.2306901317055" calcext:value-type="float">
            <text:p>2.2306901317</text:p>
          </table:table-cell>
          <table:table-cell table:formula="of:=[estabem.I29]/511" office:value-type="float" office:value="0.00146582323297009" calcext:value-type="float">
            <text:p>0.0014658232</text:p>
          </table:table-cell>
          <table:table-cell table:formula="of:=SQRT([estabem.J29]^2-1)" office:value-type="float" office:value="1.9939855725878" calcext:value-type="float">
            <text:p>1.9939855726</text:p>
          </table:table-cell>
          <table:table-cell table:formula="of:=[estabem.J29]/SQRT([estabem.J29]*[estabem.J29]-1)*[estabem.K29]" office:value-type="float" office:value="0.00163983002964635" calcext:value-type="float">
            <text:p>0.00163983</text:p>
          </table:table-cell>
          <table:table-cell office:value-type="float" office:value="19.7397" calcext:value-type="float">
            <text:p>19.7397</text:p>
          </table:table-cell>
          <table:table-cell office:value-type="float" office:value="20" calcext:value-type="float">
            <text:p>20</text:p>
          </table:table-cell>
          <table:table-cell table:formula="of:=SQRT([estabem.O29])" office:value-type="float" office:value="4.47213595499958" calcext:value-type="float">
            <text:p>4.472135955</text:p>
          </table:table-cell>
          <table:table-cell table:formula="of:=SQRT([estabem.O29]/[estabem.N29])/[estabem.J29]" office:value-type="float" office:value="0.451237804797819" calcext:value-type="float">
            <text:p>0.4512378048</text:p>
          </table:table-cell>
          <table:table-cell table:formula="of:=SQRT(([estabem.Q29]/[estabem.J29]*[estabem.K29])^2+([estabem.Q29]/2/[estabem.O29]*[estabem.P29])^2)" office:value-type="float" office:value="0.0504507916449399" calcext:value-type="float">
            <text:p>0.0504507916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a'</text:p>
          </table:table-cell>
          <table:table-cell table:style-name="ce2" office:value-type="float" office:value="5.76795928669428" calcext:value-type="float">
            <text:p>5.7679592867</text:p>
          </table:table-cell>
          <table:table-cell table:style-name="ce2" office:value-type="float" office:value="0.00118584683094221" calcext:value-type="float">
            <text:p>0.001185846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'</text:p>
          </table:table-cell>
          <table:table-cell table:style-name="ce2" office:value-type="float" office:value="5.94305433852746" calcext:value-type="float">
            <text:p>5.9430543385</text:p>
          </table:table-cell>
          <table:table-cell table:style-name="ce2" office:value-type="float" office:value="0.0699906310659907" calcext:value-type="float">
            <text:p>0.0699906311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table:style-name="ce2" office:value-type="float" office:value="5.71080275188968" calcext:value-type="float">
            <text:p>5.7108027519</text:p>
          </table:table-cell>
          <table:table-cell table:style-name="ce2" office:value-type="float" office:value="0.00129807228793926" calcext:value-type="float">
            <text:p>0.001298072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12.027939033825" calcext:value-type="float">
            <text:p>12.0279390338</text:p>
          </table:table-cell>
          <table:table-cell table:style-name="ce2" office:value-type="float" office:value="0.0779224279981703" calcext:value-type="float">
            <text:p>0.07792242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12"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12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14"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14P0"/>
    </number:currency-style>
    <number:currency-style style:name="N115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15">
      <style:text-properties fo:color="#ff0000"/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15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16P0"/>
    </number:currency-style>
    <number:currency-style style:name="N118P0" style:volatile="true">
      <number:number number:decimal-places="2" number:min-integer-digits="1" number:decimal-replacement="--" number:grouping="true"/>
      <number:text> </number:text>
      <number:currency-symbol number:language="pt" number:country="PT">$</number:currency-symbol>
    </number:currency-style>
    <number:currency-style style:name="N11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t" number:country="PT">$</number:currency-symbol>
      <style:map style:condition="value()&gt;=0" style:apply-style-name="N118P0"/>
    </number:currency-style>
    <number:date-style style:name="N119">
      <number:quarter number:style="long"/>
      <number:text> de </number:text>
      <number:year number:style="long"/>
    </number:date-style>
    <number:date-style style:name="N120">
      <number:quarter/>
      <number:text> de </number:text>
      <number:year/>
    </number:date-style>
    <number:date-style style:name="N121">
      <number:quarter/>
      <number:text> de </number:text>
      <number:year number:style="long"/>
    </number:date-style>
    <number:date-style style:name="N122">
      <number:day number:style="long"/>
      <number:text>/</number:text>
      <number:month number:textual="true"/>
      <number:text>/</number:text>
      <number:year/>
    </number:date-style>
    <number:date-style style:name="N123">
      <number:day number:style="long"/>
      <number:text>/</number:text>
      <number:month number:textual="true"/>
      <number:text>/</number:text>
      <number:year number:style="long"/>
    </number:date-style>
    <number:date-style style:name="N124">
      <number:month number:style="long" number:textual="true"/>
      <number:text>/</number:text>
      <number:year number:style="long"/>
    </number:date-style>
    <number:date-style style:name="N125">
      <number:month number:textual="true"/>
      <number:text>/</number:text>
      <number:year number:style="long"/>
    </number:date-style>
    <number:date-style style:name="N126">
      <number:month number:style="long" number:textual="true"/>
      <number:text>/</number:text>
      <number:year/>
    </number:date-style>
    <number:date-style style:name="N127">
      <number:month number:textual="true"/>
      <number:text>/</number:text>
      <number:year/>
    </number:date-style>
    <number:date-style style:name="N128">
      <number:day/>
      <number:text>/</number:text>
      <number:month number:style="long" number:textual="true"/>
      <number:text>/</number:text>
      <number:year number:style="long"/>
    </number:date-style>
    <number:date-style style:name="N129">
      <number:day/>
      <number:text>/</number:text>
      <number:month number:style="long" number:textual="true"/>
      <number:text>/</number:text>
      <number:year/>
    </number:date-style>
    <number:date-style style:name="N130">
      <number:month number:style="long" number:textual="true"/>
      <number:text> de </number:text>
      <number:year number:style="long"/>
    </number:date-style>
    <number:date-style style:name="N131">
      <number:month number:textual="true"/>
      <number:text> de </number:text>
      <number:year number:style="long"/>
    </number:date-style>
    <number:date-style style:name="N13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currency-style style:name="N13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4P0"/>
    </number:currency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22:59:42.005674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5:06:59.141122670</meta:creation-date>
    <dc:date>2016-01-11T18:26:13.856098949</dc:date>
    <meta:editing-duration>PT5H48M6S</meta:editing-duration>
    <meta:editing-cycles>9</meta:editing-cycles>
    <meta:generator>LibreOffice/4.4.7.2$Linux_X86_64 LibreOffice_project/40m0$Build-2</meta:generator>
    <meta:document-statistic meta:table-count="2" meta:cell-count="415" meta:object-count="0"/>
  </office:meta>
</office:document-meta>
</file>